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85216" officeooo:paragraph-rsid="00185216"/>
    </style:style>
    <style:style style:name="P2" style:family="paragraph" style:parent-style-name="Text_20_body">
      <style:text-properties officeooo:rsid="001886e3" officeooo:paragraph-rsid="001886e3"/>
    </style:style>
    <style:style style:name="P3" style:family="paragraph" style:parent-style-name="Text_20_body">
      <style:text-properties officeooo:rsid="001ba015" officeooo:paragraph-rsid="001ba015"/>
    </style:style>
    <style:style style:name="P4" style:family="paragraph" style:parent-style-name="Text_20_body">
      <style:text-properties officeooo:rsid="001c3dd5" officeooo:paragraph-rsid="001c3dd5"/>
    </style:style>
    <style:style style:name="T1" style:family="text">
      <style:text-properties officeooo:rsid="001886e3"/>
    </style:style>
    <style:style style:name="T2" style:family="text">
      <style:text-properties officeooo:rsid="001ba015"/>
    </style:style>
    <style:style style:name="T3" style:family="text">
      <style:text-properties officeooo:rsid="001c3dd5"/>
    </style:style>
    <style:style style:name="T4" style:family="text">
      <style:text-properties officeooo:rsid="001d9f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mall side stories</text:p>
      <text:p text:style-name="Subtitle">Marrack's background</text:p>
      <text:p text:style-name="P1">Marrack was once a soldier in the experimental Thousand Tails regiment. It was an idea launched by General Rudolf in response to a lack of fighting men in the Empire's war against the Alliance. Marrack was recruited at a <text:span text:style-name="T2">relatively</text:span> young age from a sub-urban clan. One that had settled most of its scores with the humans and <text:span text:style-name="T1">only practised light banditry as opposed to full on slaughter and enslavement. She had a keen skill with most weapons but was bored by the parochial nature of the clan and the surrounding areas of farmland. The opportunity to go touring with the Thousand Tails was one she jumped at. </text:span></text:p>
      <text:p text:style-name="P2">As the war progressed she found herself promoted several times. At first it was through the few levels of rank available to gnolls; then, due to some high level deaths she found herself grudging promoted to higher levels that were reserved for humans. </text:p>
      <text:p text:style-name="P2">The final battle and betrayal at Dillinger Keep saw hundreds of Thousand Tails troops killed firstly at the hands of the Alliance and then, when it became clear that there was no winning they were slaughtered by their own side. </text:p>
      <text:p text:style-name="P2">Marrack was one of the few that survived. On seeing the retreat turning into a killing field she lead her own squad in a suicide charge at the General. They were cut down by arrows. She herself took one to the chest but it miraculously did not hit anything vital. She feigned death until she could slip away under the cover of night.</text:p>
      <text:p text:style-name="P3">During this time in the Army she had a whirl-wind romance with a gnoll who came from the big city near by. <text:span text:style-name="T3">She was also a she.</text:span></text:p>
      <text:p text:style-name="P4">On returning to her old clan she discovered that during the war many of the old clans had been driven out of their territories- made understrength by the recruitments. The remaining clans were either the strong ones that did not <text:span text:style-name="T4">turnover manpower or the banded together remains of the old clans. After being chased away by the local humans Marrack drifted on her own for a few weeks before being confronted with the old Riverwood clan. After killing a few of the toughest fighters she was made an offer to join the clan or die. </text:span></text:p>
      <text:p text:style-name="Subtitle"><text:soft-page-break/>Temesh's background</text:p>
      <text:p text:style-name="Subtitle">Clarance's background</text:p>
      <text:p text:style-name="Subtitle">Shana's background</text:p>
      <text:p text:style-name="Subtitle">Riverwood clan history</text:p>
      <text:p text:style-name="Subtitle">The Barron</text:p>
      <text:p text:style-name="Subtitle">The Barrony</text:p>
      <text:p text:style-name="Subtitle">Agreements with the Barron</text:p>
      <text:p text:style-name="Subtitle">The Riverwood forest</text:p>
      <text:p text:style-name="Subtitle">The clan site</text:p>
      <text:p text:style-name="Subtitle">Ambushing the unlicensed trad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6T17:09:29.282000000</meta:creation-date>
    <dc:date>2015-04-26T20:46:43.182000000</dc:date>
    <meta:editing-duration>PT42M47S</meta:editing-duration>
    <meta:editing-cycles>4</meta:editing-cycles>
    <meta:generator>LibreOffice/4.3.6.2$Windows_x86 LibreOffice_project/d50a87b2e514536ed401c18000dad4660b6a169e</meta:generator>
    <meta:document-statistic meta:table-count="0" meta:image-count="0" meta:object-count="0" meta:page-count="2" meta:paragraph-count="18" meta:word-count="408" meta:character-count="2306" meta:non-whitespace-character-count="1912"/>
  </office:meta>
</office:document-meta>
</file>